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3" svg:font-family="'American Typewriter'" style:font-adornments="Regular" style:font-family-generic="moder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font-name="Palatino2" style:font-name-asian="American Typewriter3" style:font-name-complex="American Typewriter3"/>
    </style:style>
    <style:style style:name="P3" style:family="paragraph" style:parent-style-name="Text_20_body" style:list-style-name="List_20_1"/>
    <style:style style:name="T1" style:family="text">
      <style:text-properties style:font-name="American Typewriter2" style:font-name-asian="American Typewriter3" style:font-name-complex="American Typewriter3"/>
    </style:style>
    <style:style style:name="T2" style:family="text">
      <style:text-properties style:font-name-asian="American Typewriter3" style:font-name-complex="American Typewriter3"/>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style-asian="normal" style:font-style-complex="normal"/>
    </style:style>
    <style:style style:name="T6" style:family="text">
      <style:text-properties fo:background-color="#ffff00"/>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 draw:filter-name="&lt;All formats&gt;"/></draw:frame>Chapter Eight</text:p>
      <text:h text:style-name="Compound_20_Title_20_2" text:outline-level="1"><text:toc-mark text:string-value="Chapter Eight: Panoply" text:outline-level="1"/>Panoply</text:h>
      <text:section text:style-name="Sect1" text:name="Section1">
        <text:h text:style-name="Heading_20_2" text:outline-level="2">Manses and Demesnes</text:h>
        <text:h text:style-name="Heading_20_3" text:outline-level="3">The House of Mirrors<text:line-break/>(Sidereal Manse <text:span text:style-name="T1">•••••</text:span>)</text:h>
        <text:p text:style-name="Text_20_body">Headquarters of the Cabal of the same name. <text:s/>This powerful construction is extremely difficult to find, despite being built at the end of a pier, in the middle of a small lake in the South-Eastern jungles. <text:s/>Only the attuned hearthstone bearers can find it. <text:s/>It is made entirely of mirrors and panes of glass, arranged in an ever-shifting triangular pattern. <text:s/>Anyone who is not an attuned hearthstone bearer may enter (if they can find it), but cannot easily leave: there is no puzzle to solve, but characters must spend 5 points of Willpower to bring themselves to ignore the confounding reflections and leave.</text:p>
        <text:p text:style-name="Text_20_body">The manse produces five hearthstones: they provide no Essence to an attuned bearer, but they enable him or her to create up to five magical doorways to and from the House, though there is a maximum of 23 doorways at any one time. <text:s/>Such a doorway can only be created in a reflective surface such as a mirror, shield, pool, or sheet of ice. <text:s/>The doorway is only visible to and usable by a hearthstone bearer. <text:s/>Creating a doorway takes a day of focused meditation, and 2 points of Willpower, after which it persists until the object is destroyed, or the doorway is reallocated. <text:s/>A bearer can only create a doorway to the manse, from wherever he currently stands: he cannot open doors from the manse to arbitrary locations. <text:s/>However, the doorways can reach back from any realm of reality. <text:s/>Walking through the doorway requires the expenditure of 5 motes of Essence or one point of Willpower.</text:p>
        <text:p text:style-name="Text_20_body">Reallocation of a doorway can happen if the bearer has already created five doorways, or he has created fewer, but 23 have been created by all bearers combined. <text:s/>In that case, he may choose any one existing doorway to be re-used. <text:s/>The object to which it is attached will return to normal. <text:s/>When reallocating a doorway, a hearthstone bearer will know which doorway was most recently used by each other hearthstone bearer; thus he can avoid inconveniencing them too much. <text:s/>If an object with an attached doorway is destroyed, the doorway disappears and becomes free for reallocation.</text:p>
        <text:p text:style-name="Text_20_body">Those holding a hearthstone may read, in the depths of the reflections, around them, a number of useful facts about the physical and social surroundings which exist on the other side of each doorway. <text:s/>This information is far from complete, but studying it for a scene before passing through any given doorway allows them +5 dice on any rolls to blend in socially with the target area, or to convince others they they are familiar with it. <text:s/>This bonus applies to only one area at a time, for each hearthstone bearer.</text:p>
        <text:p text:style-name="Text_20_body_20_out-dent"><text:span text:style-name="Inline_20_Heading">Game Effects:</text:span></text:p>
        <text:p text:style-name="Text_20_body">Creation Points: 15</text:p>
        <text:list xml:id="list1658962314" text:style-name="List_20_1">
          <text:list-item>
            <text:p text:style-name="P3">Rating: 10</text:p>
          </text:list-item>
          <text:list-item>
            <text:p text:style-name="P3">Hearthstone Reduction: 5</text:p>
          </text:list-item>
        </text:list>
        <text:p text:style-name="Text_20_body">Powers:</text:p>
        <text:list xml:id="list268188397" text:continue-numbering="true" text:style-name="List_20_1">
          <text:list-item>
            <text:p text:style-name="P3">Reality Archive: 2</text:p>
          </text:list-item>
          <text:list-item>
            <text:p text:style-name="P3">Puzzle Manse: 3</text:p>
          </text:list-item>
          <text:list-item>
            <text:p text:style-name="P3">Outside Fate: 4</text:p>
          </text:list-item>
          <text:list-item>
            <text:p text:style-name="P3">Portal Creation: 6</text:p>
          </text:list-item>
        </text:list>
        <text:h text:style-name="Heading_20_3" text:outline-level="3">The Pentagon<text:line-break/>(Air Manse <text:span text:style-name="T2">••••</text:span>)</text:h>
        <text:p text:style-name="Text_20_body">Somewhere deep in the mountains to the east of the Silent Crescent lies The Pentagon, the heart of a Discordian (dis-)information and intelligence-gathering network, home of the Austral Illuminati. <text:s/>This manse is connected to others which share information on politics, happenings and plots <text:soft-page-break/>throughout multiple realities. <text:s/>Quite how many reporting stations there are, where they lie, and what qualities they possess, is unknown.</text:p>
        <text:p text:style-name="Text_20_body">The manse is a low, five-sided structure of black basalt with hardened adamant slit windows watching all access paths. <text:s/>It includes a central courtyard of the same shape, and the internal windows are similarly hardened. <text:s/>The overall structure has been carefully constructed to blend in with its surroundings, despite its regular structure, so attempts to locate it physically are at a -4 external penalty. <text:s/>The terrain around it is harsh but access ways do exist, whose locations are a closely-guarded secret.</text:p>
        <text:p text:style-name="Text_20_body">There are three floors below ground housing the library and the information-processing systems of its workers. <text:s/>The hearth room is two floors below ground, in the center, and is a dodecahedral chamber with smoky matte walls, the hearthstone floating in mid-air at the center.</text:p>
        <text:p text:style-name="Text_20_body_20_out-dent"><text:span text:style-name="Inline_20_Heading">Game Effects:</text:span></text:p>
        <text:p text:style-name="Text_20_body">Creation Points: 12</text:p>
        <text:list xml:id="list1187682998" text:continue-numbering="true" text:style-name="List_20_1">
          <text:list-item>
            <text:p text:style-name="P3">Rating: 8</text:p>
          </text:list-item>
          <text:list-item>
            <text:p text:style-name="P3">Hearthstone Sacrifice: 2</text:p>
          </text:list-item>
          <text:list-item>
            <text:p text:style-name="P3">Maintenance: 2. <text:s/>42 of The Grey Men (or an equivalent number of other volunteers) must walk in procession 23 times around around the inner courtyard, following the internal walls, muttering specific incomprehensible secrets under their breath. <text:s/>This takes most of the day, and must be performed monthly. <text:s/>This ritual might draw the attention of nearby or overhead observers.</text:p>
          </text:list-item>
        </text:list>
        <text:p text:style-name="Text_20_body">Powers:</text:p>
        <text:list xml:id="list1841118193" text:continue-numbering="true" text:style-name="List_20_1">
          <text:list-item>
            <text:p text:style-name="P3">Network Node: 1. <text:s/>The manse is connected to a number of other intel-collection outposts across Creation (and possibly in other realms).</text:p>
          </text:list-item>
          <text:list-item>
            <text:p text:style-name="P3">Externally Hardened: 2. <text:s/>A reduced version of the Armored power: the manse has an increased soak of 14L/21B externally, due to its Essence-reinforced basalt shell, but still only 6L/12B internally.</text:p>
          </text:list-item>
          <text:list-item>
            <text:p text:style-name="P3">Basic Provider: 2. <text:s/>Like Provider, but only caters for a group of Magnitude equal to (rating – 1), <text:span text:style-name="T3">i.e.</text:span><text:span text:style-name="T4">, 3, or 150 people</text:span>. <text:s/>The air is breathable but feels stale, the food is nourishing but bland, and so on.</text:p>
          </text:list-item>
          <text:list-item>
            <text:p text:style-name="P3">Bound Intelligence Staff: 2. <text:s/>Like Bound Servant Force, but provides a group up to (rating – 1). <text:s/>Specifically, there are 115 Grey Men: human-like figures with empty, unreflective black eyes, who serve as investigators, analysts, defenders and occasionally hosts. <text:s/>They have the Virtue attributes of automata, though they still need to breath and eat; whether they are affected by poison is unknown.</text:p>
          </text:list-item>
          <text:list-item>
            <text:p text:style-name="P3">Intelligence Library: 3. <text:s/>Like Archive, but only covers 3 Specialties, which must be in Investigation, Lore, Occult, Larceny, Bureaucracy, Linguistics or Socialize. <text:s/>The set of specialties can be changed over time by the intelligence operations of the Grey Men and the connected manses, at the rate of 1 dot per two seasons. <text:s/>The training effect of an Archive exists, but each student may learn at most three specialties (or increase three Abilities) from the Library, even if its contents later change.</text:p>
          </text:list-item>
          <text:list-item>
            <text:p text:style-name="P3">Grey Dragon’s Wing: 3. <text:s/>Like Veil of Shadows, but additionally makes it impossible to sense the geomantic Essence flows around it. <text:s/>As far as outside observers with geomantic awareness can tell, it’s not a manse, and there’s no convergence of dragon lines which would make it worth building one here. Within the walls, the manse’s nature may be sensed as normal.</text:p>
          </text:list-item>
        </text:list>
        <text:p text:style-name="Text_20_body">Hearthstone: Jewel of Swift Comprehension</text:p>
        <text:h text:style-name="Heading_20_5" text:outline-level="5">Grey Men</text:h>
        <text:p text:style-name="Text_20_body_20_out-dent"><text:span text:style-name="Inline_20_Heading">Attributes:</text:span> Strength 3, Dexterity 3, Stamina 3; Charisma 1, Manipulation 1, Appearance 1; Perception 3, Intelligence 3, Wits 2</text:p>
        <text:p text:style-name="Text_20_body_20_out-dent"><text:span text:style-name="Inline_20_Heading">Virtues:</text:span> Compassion 0, Conviction 0/10, Temperance 10, Valor 10</text:p>
        <text:p text:style-name="Text_20_body_20_out-dent"><text:span text:style-name="Inline_20_Heading">Abilities:</text:span> Archery 3, Athletics 1, Awareness 2, Bureaucracy 0 (Understanding Forms and Processes +2), Craft (Fire) 1, Dodge 3, Integrity 2, Investigation 3, Linguistics 2 (High Realm, one other), Larceny 1 (Understanding Criminal Organizations +2), Martial Arts 3, Medicine 1, Occult 2, Resistance 2, Stealth 2, War 0 (Understanding Strategies +2)</text:p>
        <text:p text:style-name="Text_20_body_20_out-dent"><text:span text:style-name="Inline_20_Heading">Join Battle:</text:span> 4</text:p>
        <text:p text:style-name="Text_20_body_20_out-dent">Attacks: </text:p>
        <text:p text:style-name="Text_20_body_20_out-dent"><text:span text:style-name="Inline_20_Heading">Soak:</text:span> 7L/11B (unnaturally toughened skin +6L/8B)</text:p>
        <text:p text:style-name="Text_20_body_20_out-dent"><text:span text:style-name="Inline_20_Heading">Health Levels:</text:span> -0/-0/-1/-1/-1/2/-2/-2/-4/-4/Incap</text:p>
        <text:p text:style-name="Text_20_body_20_out-dent"><text:span text:style-name="Inline_20_Heading">Dodge DV:</text:span> 4<text:tab/><text:span text:style-name="Inline_20_Heading">Willpower:</text:span> 0 (10 to resist influence)</text:p>
        <text:p text:style-name="Text_20_body_20_out-dent"><text:span text:style-name="Inline_20_Heading">Essence:</text:span> 1</text:p>
        <text:p text:style-name="Text_20_body_20_out-dent"><text:span text:style-name="Inline_20_Heading">Other Notes:</text:span> The Grey Men all look alike, characterless though not quite identical. <text:s/>They wear dark grey tunics and trousers, and tough boots. <text:s/>They carry improved flame pieces which hold canisters of pre-packaged charges. <text:s/>Each canister holds 6 shots, and requires one Miscellaneous Action to replace. <text:s/>A Grey Man will typically have one or two spare canisters on his person, or more if expecting trouble.</text:p>
        <text:p text:style-name="Text_20_body">These beings seem to be some kind of artificial construct and, as such, have some supernatural powers.</text:p>
        <text:p text:style-name="P1"><text:span text:style-name="Inline_20_Heading_20_2"><text:span text:style-name="T5">Library Link:</text:span></text:span><text:span text:style-name="T4"> Any of these creatures can instantly access the contents of the library. <text:s/>They can train themselves in up to 3 specialties, and can swap out existing specialties for new ones over time.</text:span></text:p>
        <text:p text:style-name="P1"><text:span text:style-name="Inline_20_Heading_20_2"><text:span text:style-name="T5">Linguistic Facility:</text:span></text:span><text:span text:style-name="T4"> All Grey Men know one language in addition to High Realm. <text:s/>They may change this language once per day via an arcane connection to the manse’s Library.</text:span></text:p>
        <text:p text:style-name="P1"><text:span text:style-name="Inline_20_Heading_20_2"><text:span text:style-name="T5">Reanimation:</text:span></text:span><text:span text:style-name="T4"> As long as the manse does not suffer power failure, any Grey Men destroyed will reform over the course of 23 hours in the hearth room, with memories intact and a new flame piece. <text:s/>The original, including flame piece, will crumble to dust over the same period.</text:span></text:p>
        <text:p text:style-name="P1"><text:span text:style-name="Inline_20_Heading_20_2"><text:span text:style-name="T5">Outside Fate:</text:span></text:span><text:span text:style-name="T4"> The Grey Men have no souls and are unconnected to the Loom of Fate, so they do not draw attention to the manse’s existence.</text:span></text:p>
        <text:p text:style-name="P1"><text:span text:style-name="Inline_20_Heading_20_2"><text:span text:style-name="T5">Limited Independent Functioning:</text:span></text:span><text:span text:style-name="T4"> Any of these servants may range up to 115 yards from the building, and up to 23 of them at any time may travel freely.</text:span></text:p>
        <text:h text:style-name="Heading_20_2" text:outline-level="2"><text:soft-page-break/>Artifacts</text:h>
        <text:h text:style-name="Heading_20_3" text:outline-level="3">Trinkets</text:h>
        <text:h text:style-name="Heading_20_3" text:outline-level="3">Tools</text:h>
        <text:h text:style-name="Heading_20_3" text:outline-level="3">Keepsakes</text:h>
        <text:h text:style-name="Heading_20_4" text:outline-level="4">The Cabal-ah (Artifact <text:span text:style-name="T2">•••)</text:span></text:h>
        <text:p text:style-name="P2">The Cabal-ah is a document consisting of 15 pages of some strange, indestructible paper-like material, bound together with various colors of ribbon. <text:s/>Each bears writing in contemporary, forgotten and unknown languages, and various symbols from the many realms of reality. <text:s/>These pages do not open like a book, or unroll like a scroll; rather they unfold and re-fold so that any one can be made visible at a time.</text:p>
        <text:p text:style-name="P2">This mystical tome enhances its owner’s ability to work the strange art of Numerology. <text:s/>Attuning the Cabal-ah costs 8 motes of Essence. <text:s/>Thereafter, whenever the bearer takes a Numerology action, the bearer can spend Essence to gain additional Numerology points towards her effect, at the cost of 2 motes each, and up to a maximum of her permanent Essence. <text:s/>In addition, the book reduces the Speed of a Numerological Assay to 1. <text:s/>On the other hand, the expenditure of a character’s Essence puts her signature on the effect, adding bonus dice to valid attempts to discover its source, equal to the number of Numerology points gained.</text:p>
        <text:h text:style-name="Heading_20_3" text:outline-level="3">Wonders</text:h>
        <text:h text:style-name="Heading_20_3" text:outline-level="3">Triumphs</text:h>
        <text:h text:style-name="Heading_20_3" text:outline-level="3">Memetic Artifacts</text:h>
        <text:p text:style-name="Text_20_body">[NOTE: Really not sure if this is a good idea, just random thoughts for now.]</text:p>
        <text:p text:style-name="Text_20_body">Ideas can be inspiring to an individual, or can shape a nation. <text:s/>Eris has given her children access to a new exotic Crafting skill, Memesis, which allows them to enhance their traits by drawing on inspiration from their beliefs. <text:s/>The things it creates have no physical reality, but live in the minds and hearts of their owners. <text:s/>Celestial Exalted of other types may learn Craft (Memesis).</text:p>
        <text:p text:style-name="Text_20_body">A memetic artifact (meme) is “constructed” through meditation, and sublimation of the exotic ingredients. <text:s/>These artifacts are rated 1–3 dots, and each dot is tied to an Intimacy. <text:s/>The bonuses it adds must be “inspired by” and thematic with that Intimacy. <text:s/>If any of the related Intimacies are suppressed or lost, the meme remains (with motes uncommitted) but cannot be used until a suitably resonant new Intimacy is gained.</text:p>
        <text:p text:style-name="Text_20_body">The character may also choose to uncommit motes for a time, in order to spend them on something else. <text:s/>However, for as long as the motes remain committed, the relevant Intimacies are protected, adding the meme’s rating in dots to the character’s Conviction rating, for the purpose of eroding or giving up that intimacy. <text:s/>[Maybe it should have bonuses on other rolls for removing them—need to check rules.] <text:s/>The commitment cost is 2 motes per dot of artifact rating. <text:s/>[<text:span text:style-name="T6">Maybe 1 per dot, to match what I’ve read on Exalted forums re Demon Ink Tattoos.</text:span>]</text:p>
        <text:p text:style-name="Text_20_body">These artifacts can be given to others, but only if they share very similar Intimacies. <text:s/>Alternatively, the original may be taken as a set of complete plans, if another crafter wants to duplicate an existing memetic artifact. <text:s/>These plans can never be fully expressed in symbolic form, however, so the owner of the original artifact must be present and join in the meditation, at least one day in seven, for the duration of the extended Craft roll.</text:p>
        <text:p text:style-name="Text_20_body">The benefits of these memes are as follows. <text:s/>A one-dot meme adds one dot to an Ability, and two specialties. <text:s/>A two-dot meme also adds one dot to an Attribute, or two dots to Abilities. <text:s/>A three-dot meme further adds one dot to an Attribute, one to a Virtue, and one to an Ability. <text:s/>These dots count towards all calculated values, including the caps for dice added by Charms, but they do not allow the character to learn Charms for which they would not otherwise meet the minimums. <text:s/>Virtues are capped at 5, unless this is modified by some other effect. <text:s/>Instead of the benefit of an increased Virtue, the character may choose to have one extra Intimacy, which is protected in the same way as the Intimacies to which the meme is tied. <text:s/>Unattuning the artifact temporarily removes this extra Intimacy.</text:p>
        <text:p text:style-name="Text_20_body">Lastly, to use her bonus dots in a way which directly opposes an Intimacy, the character must <text:span text:style-name="T3">fail</text:span> a roll of a number of dice equal to the number of dots invested in that Intimacy. <text:s/>Success means that the dots are unavailable for that action.</text:p>
        <text:p text:style-name="Text_20_body">Sample memes are given below.</text:p>
        <text:h text:style-name="Heading_20_4" text:outline-level="4">Affection for [Friend] (<text:span text:style-name="T1">•)</text:span></text:h>
        <text:p text:style-name="P2">Socialize + 1; Presence (Calming Reassurance +1), Investigation (Understanding Fears + 1) </text:p>
        <text:h text:style-name="Heading_20_4" text:outline-level="4">Loyalty to [Kingdom] (<text:span text:style-name="T1">••)</text:span></text:h>
        <text:p text:style-name="P2">War + 1, Integrity + 2; Bureaucracy (Negotiation + 2)</text:p>
        <text:h text:style-name="Heading_20_4" text:outline-level="4">Oppose the Immaculate Order (<text:span text:style-name="T1">•••)</text:span></text:h>
        <text:p text:style-name="P2">Dexterity + 1, Charisma + 1; Martial Arts + 1, Dodge + 1; Performance (Persuasive Oratory + 1), Lore (Immaculate Order + 1); Compassion + 1</text:p>
        <text:h text:style-name="Heading_20_2" text:outline-level="2"><text:soft-page-break/>Disease</text:h>
        <text:h text:style-name="Heading_20_3" text:outline-level="3">Diseases of Conviction</text:h>
        <text:h text:style-name="Heading_20_4" text:outline-level="4">Contratriety</text:h>
        <text:p text:style-name="Text_20_body_20_out-dent"><text:span text:style-name="Inline_20_Heading">Virulence:</text:span> 1<text:tab/><text:span text:style-name="Inline_20_Heading">Difficulty to Treat:</text:span> 3</text:p>
        <text:p text:style-name="Text_20_body_20_out-dent"><text:span text:style-name="Inline_20_Heading">Morbidity:</text:span> 4<text:tab/><text:span text:style-name="Inline_20_Heading">Treated Morbidity:</text:span> 1</text:p>
        <text:p text:style-name="Text_20_body_20_out-dent"><text:span text:style-name="Inline_20_Heading">Symptoms:</text:span> Never directly fatal, this is truly a disease of Virtue. <text:s/>Its victims gradually come to hold a negative Intimacy towards some group or society to which they belong, leading them to work against its aims, or even attempt to dismantle it outright. <text:s/>If one already holds one or more positive Intimacies towards such groups, the disease will take root in one of those, and reverse it; if not, it will form a new Intimacy, displacing something else. <text:s/>Having its roots in the Wyld, this disease is a Sickness effect, and can infect Exalted.</text:p>
        <text:p text:style-name="Text_20_body_20_out-dent"><text:span text:style-name="Inline_20_Heading">Duration:</text:span> The infected individual will show no symptoms for 4–8 weeks, though they are infectious after only 1 week. <text:s/>Symptoms begin sooner if the victim is brought into conflict with the relevant group in some way. <text:s/>He will become at first irritated by, then antagonistic to wards, the relevant group. <text:s/>This takes as many weeks as he has dots of Conviction. <text:s/>Unless treated, the new Intimacy then takes root, changing or displacing another. <text:s/>The person then remains contagious for as many months as they have dots of Conviction. <text:s/>Past that point, the disease has run its course, and the Intimacy may be changed as normal.</text:p>
        <text:p text:style-name="Text_20_body_20_out-dent"><text:span text:style-name="Inline_20_Heading">Vector:</text:span> The disease is passed from person to person, spreading more easily through sex or blood-exchange—moments when one is bonded closely to only one other person, rather than a group. <text:s/>In such circumstances its Virulence rises to 4.</text:p>
        <text:p text:style-name="Text_20_body_20_out-dent"><text:span text:style-name="Inline_20_Heading">Treatment:</text:span> Certain herbs which provoke a heightened sense of camaraderie and affection can be brewed to counter this infection. <text:s/>However, these feelings tend to lead to intimate contact, so the cure may provoke infection of others, unless the patient is isolated until the sickness is purge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3" svg:font-family="'American Typewriter'" style:font-adornments="Regular" style:font-family-generic="moder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GB"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Eight: Panoply</dc:title>
    <dc:date>2010-08-15T11:25:51</dc:date>
    <meta:editing-duration>PT00H24M47S</meta:editing-duration>
    <meta:editing-cycles>9</meta:editing-cycles>
    <meta:generator>OpenOffice.org/3.2$Unix OpenOffice.org_project/320m12$Build-9483</meta:generator>
    <meta:document-statistic meta:table-count="0" meta:image-count="1" meta:object-count="0" meta:page-count="4" meta:paragraph-count="87" meta:word-count="2479" meta:character-count="14786"/>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